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13000003FAAEDFCFB673AB1DCB.png" manifest:media-type="image/png"/>
  <manifest:file-entry manifest:full-path="Pictures/10000001000005DD0000037225BBA2F02781FE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9.989cm" draw:z-index="0"><draw:image xlink:href="Pictures/10000001000005DD0000037225BBA2F02781FE35.png" xlink:type="simple" xlink:show="embed" xlink:actuate="onLoad" draw:mime-type="image/png"/></draw:frame><draw:frame draw:style-name="fr1" draw:name="Image2" text:anchor-type="char" svg:x="-0.026cm" svg:y="11.298cm" svg:width="17cm" svg:height="11.128cm" draw:z-index="1"><draw:image xlink:href="Pictures/1000000100000613000003FAAEDFCFB673AB1D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8:06:25.343167503</meta:creation-date>
    <dc:date>2023-11-20T18:08:05.463353554</dc:date>
    <meta:editing-duration>PT1M4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